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31300000179D6FE9F2D.eps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1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4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19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ole-draw-aspect="1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30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3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47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49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24pt"/>
    </style:style>
    <style:style style:name="P12" style:family="paragraph">
      <style:paragraph-properties fo:text-align="justify"/>
      <style:text-properties fo:font-size="24pt"/>
    </style:style>
    <style:style style:name="P13" style:family="paragraph">
      <style:text-properties fo:font-size="20pt"/>
    </style:style>
    <style:style style:name="P14" style:family="paragraph">
      <style:paragraph-properties fo:text-align="justify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9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fo:color="#69656c" fo:font-family="'DejaVu Sans Mono'" style:font-family-generic="modern" style:font-pitch="fixed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text-properties fo:color="#000000" fo:font-family="Ubuntu" style:font-pitch="variable" fo:font-size="22pt" style:font-size-asian="22pt" style:font-size-complex="22pt"/>
    </style:style>
    <style:style style:name="P26" style:family="paragraph">
      <style:text-properties fo:color="#000000" fo:font-family="Ubuntu" style:font-pitch="variable" fo:font-size="20pt" style:font-size-asian="20pt" style:font-size-complex="20pt"/>
    </style:style>
    <style:style style:name="P27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style:text-properties fo:color="#000000" fo:font-size="20pt" style:font-size-asian="20pt" style:font-size-complex="20pt"/>
    </style:style>
    <style:style style:name="P30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31" style:family="paragraph">
      <style:text-properties fo:font-family="Ubuntu" style:font-pitch="variable" fo:font-size="22pt" style:font-size-asian="22pt" style:font-size-complex="22pt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14" style:family="text">
      <style:text-properties fo:color="#69656c" fo:font-family="'DejaVu Sans Mono'" style:font-family-generic="modern" style:font-pitch="fixe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fo:font-family="Ubuntu" style:font-pitch="variable" fo:font-size="22pt" style:font-size-asian="22pt" style:font-size-complex="22pt"/>
    </style:style>
    <style:style style:name="T18" style:family="text">
      <style:text-properties fo:color="#000000" fo:font-family="Ubuntu" style:font-pitch="variable" fo:font-size="20pt" style:font-size-asian="20pt" style:font-size-complex="20pt"/>
    </style:style>
    <style:style style:name="T19" style:family="text">
      <style:text-properties fo:font-family="Ubuntu" style:font-pitch="variable" fo:font-size="22pt" style:font-size-asian="22pt" style:font-size-complex="2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fo:font-size="20pt" style:font-size-asian="20pt" style:font-size-complex="20pt"/>
    </style:style>
    <style:style style:name="T22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T23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69656c"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3.876cm" svg:height="1.153cm" svg:x="3.8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5" draw:layer="layout" svg:width="24.762cm" svg:height="5.342cm" svg:x="2.162cm" svg:y="6.2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4"/></text:p>
            <text:p text:style-name="P3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5"> </text:span></text:p>
          </draw:text-box>
        </draw:frame>
        <draw:frame draw:style-name="gr2" draw:text-style-name="P6" draw:layer="layout" svg:width="9.906cm" svg:height="1.153cm" svg:x="10.244cm" svg:y="19.142cm">
          <draw:text-box>
            <text:p text:style-name="P3"><text:span text:style-name="T2">Иркутск - 2012</text:span></text:p>
          </draw:text-box>
        </draw:frame>
        <draw:frame draw:style-name="gr2" draw:text-style-name="P5" draw:layer="layout" svg:width="26.67cm" svg:height="1.153cm" svg:x="1.332cm" svg:y="16.498cm">
          <draw:text-box>
            <text:p text:style-name="P7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8" draw:layer="layout" svg:width="26.568cm" svg:height="1.237cm" svg:x="0.102cm" svg:y="0.508cm">
          <draw:text-box>
            <text:p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5.887cm" svg:x="0.892cm" svg:y="2.794cm">
          <draw:text-box>
            <text:p text:style-name="P9"><text:span text:style-name="T6">1.</text:span><text:span text:style-name="T5"> Системы автоматического доказательства теорем (АДТ) успешно применяются для решения разного рода задач: </text:span></text:p>
            <text:p text:style-name="P9"><text:span text:style-name="T6">-</text:span><text:span text:style-name="T5"> верификация программных и аппартаных средств; </text:span></text:p>
            <text:p text:style-name="P9"><text:span text:style-name="T6">-</text:span><text:span text:style-name="T5"> математические теоремы, есть примеры решения открытых проблем (EQP: проблема Роббинса); </text:span></text:p>
            <text:p text:style-name="P9"><text:span text:style-name="T6">-</text:span><text:span text:style-name="T5"> планирование; </text:span></text:p>
            <text:p text:style-name="P9"><text:span text:style-name="T6">-</text:span><text:span text:style-name="T5"> исследование безопасности информационных потоков;</text:span></text:p>
            <text:p text:style-name="P9"><text:span text:style-name="T6">-</text:span><text:span text:style-name="T5"> логическое программирование;</text:span></text:p>
            <text:p text:style-name="P9"><text:span text:style-name="T6">-</text:span><text:span text:style-name="T5"> семантический веб и т.д.</text:span></text:p>
            <text:p text:style-name="P9"><text:span text:style-name="T5"/></text:p>
            <text:p text:style-name="P9"><text:span text:style-name="T5"/></text:p>
            <text:p text:style-name="P9"><text:span text:style-name="T6">2. </text:span><text:span text:style-name="T5">Разработка систем АДТ ведётся с середины 20-ого века. Некоторые системы имеют более чем 20 летнюю историю. На сегодняшний день теоретической основой, как правило, является метод резолюции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8" draw:layer="layout" svg:width="25.806cm" svg:height="1.237cm" svg:x="0.102cm" svg:y="0.508cm">
          <draw:text-box>
            <text:p text:style-name="P11"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19.971cm" svg:x="1.146cm" svg:y="2.794cm">
          <draw:text-box>
            <text:p text:style-name="P12"><text:span text:style-name="T7">3.</text:span><text:span text:style-name="T8"> Границы формальных систем: </text:span></text:p>
            <text:p text:style-name="P12"><text:span text:style-name="T7">3.1.</text:span><text:span text:style-name="T8"> Полуразрешимость исчислений первого порядка. Если формула является теоремой, то существует разрешимый алгоритм установки этого факта. Если формула не является теоремой, то нет. </text:span></text:p>
            <text:p text:style-name="P12"><text:span text:style-name="T7">3.2.</text:span><text:span text:style-name="T8"> Теорема Гёделя о неполноте.</text:span></text:p>
            <text:p text:style-name="P12"><text:span text:style-name="T8"/></text:p>
            <text:p text:style-name="P12"><text:span text:style-name="T8"/></text:p>
            <text:p text:style-name="P12"><text:span text:style-name="T7">4</text:span><text:span text:style-name="T7">. </text:span><text:span text:style-name="T8">Обязательно найдутся зади</text:span><text:span text:style-name="T8"> со сколь угодно большим минимальным выводом.</text:span></text:p>
            <text:p text:style-name="P12"><text:span text:style-name="T8"/></text:p>
            <text:p text:style-name="P12"><text:span text:style-name="T8"/></text:p>
            <text:p text:style-name="P12"><text:span text:style-name="T7">5.</text:span><text:span text:style-name="T8"> Планка решаемых задач повышается. Актуальна проблема расширяемости существующих систем АДТ. Гегемония метода резолюции.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8cm">
          <draw:text-box>
            <text:p text:style-name="P11"><text:span text:style-name="T6">Актуальность проблемы/Следствие</text:span></text:p>
          </draw:text-box>
        </draw:frame>
        <draw:frame draw:style-name="gr4" draw:text-style-name="P10" draw:layer="layout" svg:width="24.762cm" svg:height="17.999cm" svg:x="1.146cm" svg:y="2.794cm">
          <draw:text-box>
            <text:p text:style-name="P9"><text:span text:style-name="T7">1.</text:span><text:span text:style-name="T8"> Любое отодвижение границ выводимости всегда актуально.</text:span></text:p>
            <text:p text:style-name="P9"><text:span text:style-name="T8"/></text:p>
            <text:p text:style-name="P9"><text:span text:style-name="T7">2.</text:span><text:span text:style-name="T8"> Важен не только результат (доказано или не доказано), но и способ решения, для анализа задач. Иные способы решения задач необходимы.</text:span></text:p>
            <text:p text:style-name="P9"><text:span text:style-name="T8"/></text:p>
            <text:p text:style-name="P9"><text:span text:style-name="T7">3.</text:span><text:span text:style-name="T8"> Исследование исчислений несвязанных с методом резолюции актуально.</text:span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>Выбор: исчисление позитивно-образованных формул (ПО-формул).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бъект и предмет исследования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9"><text:span text:style-name="T9">Объект исследования:</text:span><text:span text:style-name="T2"> <text:s/>разработка эффективных алгоритмов и программного обеспечения для автоматического доказательства теорем в исчислении ПО-формул. Повышение эффективности АДТ по следующим критериям: </text:span></text:p>
            <text:p text:style-name="P9"><text:span text:style-name="T2">* сокращение времени решения задач; </text:span></text:p>
            <text:p text:style-name="P9"><text:span text:style-name="T2">* экономное использование оперативной памяти;</text:span></text:p>
            <text:p text:style-name="P9"><text:span text:style-name="T2">* минимизация количества шагов логического вывода;</text:span></text:p>
            <text:p text:style-name="P9"><text:span text:style-name="T2">* расширение класса решаемых задач.</text:span></text:p>
            <text:p text:style-name="P9"><text:span text:style-name="T2"/></text:p>
            <text:p text:style-name="P9"><text:span text:style-name="T2"/></text:p>
            <text:p text:style-name="P9"><text:span text:style-name="T9">Предмет исследования:</text:span><text:span text:style-name="T2"> разработка методик повышения производительности логического вывода в исчислении ПО-формул, оригинально разработанные или адаптированные из существующих систем АДТ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Цель рабо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5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сновные задачи</text:span></text:p>
          </draw:text-box>
        </draw:frame>
        <draw:frame draw:style-name="gr5" draw:text-style-name="P15" draw:layer="layout" svg:width="24.762cm" svg:height="17.79cm" svg:x="1.146cm" svg:y="2.794cm">
          <draw:text-box>
            <text:p text:style-name="P9"><text:span text:style-name="T10">1.</text:span><text:span text:style-name="T11"> Исследование языка и исчисления ПО--формул, анализ его свойств, влияющих на возможность адаптации существующих алгоритмов и разработки новых алгоритмов;</text:span></text:p>
            <text:p text:style-name="P9"><text:span text:style-name="T11"/></text:p>
            <text:p text:style-name="P9"><text:span text:style-name="T10">2.</text:span><text:span text:style-name="T11"> Разработка эффективных структур данных представления ПО-формул в памяти компьютера;</text:span></text:p>
            <text:p text:style-name="P9"><text:span text:style-name="T11"/></text:p>
            <text:p text:style-name="P9"><text:span text:style-name="T10">3.</text:span><text:span text:style-name="T11"> Разработка алгоритмов преобразования ПО-формул для организации автоматического логического ввода;</text:span></text:p>
            <text:p text:style-name="P9"><text:span text:style-name="T11"/></text:p>
            <text:p text:style-name="P9"><text:span text:style-name="T10">4.</text:span><text:span text:style-name="T11"> Адаптация существующих методик реализации алгоритмов АДТ для исчисления ПО-формул;</text:span></text:p>
            <text:p text:style-name="P9"><text:span text:style-name="T11"/></text:p>
            <text:p text:style-name="P9"><text:span text:style-name="T10">5.</text:span><text:span text:style-name="T11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9"><text:span text:style-name="T11"/></text:p>
            <text:p text:style-name="P9"><text:span text:style-name="T10">6.</text:span><text:span text:style-name="T11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9"><text:span text:style-name="T11"/></text:p>
            <text:p text:style-name="P9"><text:span text:style-name="T10">7.</text:span><text:span text:style-name="T11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5.568cm" svg:height="1.237cm" svg:x="0.102cm" svg:y="0.508cm">
          <draw:text-box>
            <text:p><text:span text:style-name="T6">Результаты выносимые на защиту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9">1.</text:span><text:span text:style-name="T2"> Адаптированы некоторые общеупотребимые стратегии. Три типа параллельных стратегий, индексирование термов, один вариант разделения памяти (data sharing).</text:span></text:p>
            <text:p text:style-name="P9"><text:span text:style-name="T2"/></text:p>
            <text:p><text:span text:style-name="T9">2.</text:span><text:span text:style-name="T2"> Реализоваы оригинальные стратегии предложенные именно для исчисления ПО-формул. Дерево состояний вывода, k,m-ограничение, стратегии направленные на решение проблем неограниченных переменных, варианты разделения памяти.</text:span></text:p>
            <text:p><text:span text:style-name="T9"/></text:p>
            <text:p><text:span text:style-name="T9">3.</text:span><text:span text:style-name="T2"> Реализован транслятор формул из языка библиотеки TPTP в язык ПО-формул.</text:span></text:p>
            <text:p><text:span text:style-name="T9"/></text:p>
            <text:p><text:span text:style-name="T9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8cm">
          <draw:text-box>
            <text:p><text:span text:style-name="T6">Научная новизна</text:span></text:p>
          </draw:text-box>
        </draw:frame>
        <draw:frame draw:style-name="gr4" draw:text-style-name="P17" draw:layer="layout" svg:width="24.762cm" svg:height="16.764cm" svg:x="1.146cm" svg:y="2.794cm">
          <draw:text-box>
            <text:p text:style-name="P9"><text:span text:style-name="T10">1.</text:span><text:span text:style-name="T11"> Изучены свойства исчисления ПО-формул, определяющие характер адаптации существующих алгоритмов;</text:span></text:p>
            <text:p text:style-name="P9"><text:span text:style-name="T11"/></text:p>
            <text:p text:style-name="P16"><text:span text:style-name="T10">2.</text:span><text:span text:style-name="T11"> Предложены и реализованы ряд стратегий поиска логического вывода ПО-формул с неограниченными переменными;</text:span></text:p>
            <text:p text:style-name="P16"><text:span text:style-name="T10"/></text:p>
            <text:p text:style-name="P16"><text:span text:style-name="T10">3.</text:span><text:span text:style-name="T11"> Предложена и реализована стратегия k,m-ограничения;</text:span></text:p>
            <text:p text:style-name="P16"><text:span text:style-name="T10"/></text:p>
            <text:p text:style-name="P16"><text:span text:style-name="T10">4.</text:span><text:span text:style-name="T11"> Усовершенствован подход к представлению структур данных ПО-формул в направлении использования разделения оперативной памяти;</text:span></text:p>
            <text:p text:style-name="P16"><text:span text:style-name="T10"/></text:p>
            <text:p text:style-name="P16"><text:span text:style-name="T10">5.</text:span><text:span text:style-name="T11"> Адаптированы алгоритмы индексирования термов для системы АДТ ПО-формул;</text:span></text:p>
            <text:p text:style-name="P16"><text:span text:style-name="T10"/></text:p>
            <text:p text:style-name="P16"><text:span text:style-name="T10">6.</text:span><text:span text:style-name="T11"> Предложены и реализованы стратегии параллельного логического вывода для системы АДТ ПО-формул;</text:span></text:p>
            <text:p text:style-name="P16"><text:span text:style-name="T12"/></text:p>
            <text:p text:style-name="P16"><text:span text:style-name="T12">7.</text:span><text:span text:style-name="T11"> Предложен подход для работы с предикатом равенства, без прямого представления аксиом равенства в виде ПО-формулы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убликации</text:span></text:p>
          </draw:text-box>
        </draw:frame>
        <draw:frame draw:style-name="gr4" draw:text-style-name="P17" draw:layer="layout" svg:width="24.762cm" svg:height="16.764cm" svg:x="1.146cm" svg:y="2.794cm">
          <draw:text-box>
            <text:p text:style-name="P16"><text:span text:style-name="T10">1.</text:span><text:span text:style-name="T11"> Давыдов А.В., Ларионов А.А., Черкашин Е.А. Об исчислении</text:span></text:p>
            <text:p text:style-name="P16"><text:span text:style-name="T11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6"><text:span text:style-name="T11"/></text:p>
            <text:p text:style-name="P16"><text:span text:style-name="T10">2.</text:span><text:span text:style-name="T11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6"><text:span text:style-name="T11"/></text:p>
            <text:p text:style-name="P16"><text:span text:style-name="T10">3.</text:span><text:span text:style-name="T11"> Ларионов А.А., Черкашин Е.А. Параллельные схемы алгоритмов</text:span></text:p>
            <text:p text:style-name="P16"><text:span text:style-name="T11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6"><text:span text:style-name="T11"/></text:p>
            <text:p text:style-name="P16"><text:span text:style-name="T10">4.</text:span><text:span text:style-name="T11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редставление работы</text:span></text:p>
          </draw:text-box>
        </draw:frame>
        <draw:frame draw:style-name="gr4" draw:text-style-name="P17" draw:layer="layout" svg:width="24.762cm" svg:height="16.764cm" svg:x="1.146cm" svg:y="2.794cm">
          <draw:text-box>
            <text:p text:style-name="P16"><text:span text:style-name="T10">1.</text:span><text:span text:style-name="T11"> Международная конференция “Мальцевские чтения”, г.Новосибирск, 24-28 августа 2009 г.;</text:span></text:p>
            <text:p text:style-name="P16"><text:span text:style-name="T10">2.</text:span><text:span text:style-name="T11"> Семинар ИДСТУ СО РАН “Ляпуновские чтения”, ИДСТУ СО РАН, г. Иркутск, 21-23 декабря 2009 г.;</text:span></text:p>
            <text:p text:style-name="P16"><text:span text:style-name="T10">3.</text:span><text:span text:style-name="T11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6"><text:span text:style-name="T10">4.</text:span><text:span text:style-name="T11"> Международная конференция “Облачные вычисления. Образование. Исследования. Разработки”, г.Москва 15-16 апреля 2010 г.;</text:span></text:p>
            <text:p text:style-name="P16"><text:span text:style-name="T10">5.</text:span><text:span text:style-name="T11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6"><text:span text:style-name="T10">6.</text:span><text:span text:style-name="T11"> 4-ая Всероссийская конференция “Винеровские чтения”, г.Иркутск, 9-14 марта 2011г.</text:span></text:p>
            <text:p text:style-name="P16"><text:span text:style-name="T10">7.</text:span><text:span text:style-name="T11"> 34-ый международный симпозиум “MIPRO”, г.Опатия, Хорватия, 23-27 мая 2011г.</text:span></text:p>
            <text:p text:style-name="P16"><text:span text:style-name="T10">8.</text:span><text:span text:style-name="T11"> 4-ая Всероссийская мультиконференция по проблемам управления, с. Дивноморское, 3-8 октября 2011г.</text:span></text:p>
            <text:p text:style-name="P16"><text:span text:style-name="T10">9.</text:span><text:span text:style-name="T11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Личный вклад автора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4">Все представленные результаты получены лично автором или в соавторстве с научным руководителем Черкашиным Е.А. и Давыдовым А.В. </text:span></text:p>
            <text:p text:style-name="P9"><text:span text:style-name="T4"/></text:p>
            <text:p text:style-name="P9"><text:span text:style-name="T4">Автором лично разработаны:</text:span></text:p>
            <text:p text:style-name="P9"><text:span text:style-name="T10">1.</text:span><text:span text:style-name="T4"> Разработка стратегий поиска ЛВ, являющихся основой разработанных алгоритмов;</text:span></text:p>
            <text:p text:style-name="P9"><text:span text:style-name="T10">2.</text:span><text:span text:style-name="T4"> Разработка и адаптация алгоритмов поиска логического вывода в исчислении ПО-формул;</text:span></text:p>
            <text:p text:style-name="P9"><text:span text:style-name="T10">3.</text:span><text:span text:style-name="T4"> Реализация структур данных для представления ПО-формул;</text:span></text:p>
            <text:p text:style-name="P9"><text:span text:style-name="T10">4.</text:span><text:span text:style-name="T4"> Реализация программной системы АДТ;</text:span></text:p>
            <text:p text:style-name="P9"><text:span text:style-name="T10">5.</text:span><text:span text:style-name="T4"> Тестирование системы АДТ на тестовых примерах АДТ.</text:span></text:p>
            <text:p text:style-name="P9"><text:span text:style-name="T4"/></text:p>
            <text:p text:style-name="P9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Структура работы</text:span></text:p>
          </draw:text-box>
        </draw:frame>
        <draw:frame draw:style-name="gr4" draw:text-style-name="P18" draw:layer="layout" svg:width="24.762cm" svg:height="16.764cm" svg:x="1.146cm" svg:y="2.794cm">
          <draw:text-box>
            <text:p text:style-name="P9"><text:span text:style-name="T5">Введение</text:span></text:p>
            <text:p text:style-name="P9"><text:span text:style-name="T5"/></text:p>
            <text:p text:style-name="P9"><text:span text:style-name="T5">Глава 2. Методики повышеня производительности АДТ</text:span></text:p>
            <text:p text:style-name="P9"><text:span text:style-name="T5"/></text:p>
            <text:p text:style-name="P9"><text:span text:style-name="T5">Глава 3. Реализация алгоритмов и программная система АДТ</text:span></text:p>
            <text:p text:style-name="P9"><text:span text:style-name="T5"/></text:p>
            <text:p text:style-name="P9"><text:span text:style-name="T5">Глава 4. Приложения программной системы</text:span></text:p>
            <text:p text:style-name="P9"><text:span text:style-name="T5"/></text:p>
            <text:p text:style-name="P9"><text:span text:style-name="T5">Заключение</text:span></text:p>
            <text:p text:style-name="P9"><text:span text:style-name="T5"/></text:p>
            <text:p text:style-name="P9"><text:span text:style-name="T5">Приложение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/ПО-формулы</text:span></text:p>
          </draw:text-box>
        </draw:frame>
        <draw:frame draw:style-name="gr6" draw:layer="layout" svg:width="18.266cm" svg:height="5.26cm" svg:x="6.148cm" svg:y="1.2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9" draw:layer="layout" svg:width="25.568cm" svg:height="9.832cm" svg:x="1.356cm" svg:y="6.755cm">
          <draw:text-box>
            <text:p><text:span text:style-name="T11">Формулы имеют древовидную структуру, поэтому можно пользоваться соответствующей терминологией.</text:span></text:p>
            <text:p><text:span text:style-name="T12"/></text:p>
            <text:p><text:span text:style-name="T12">1.</text:span><text:span text:style-name="T11"> Узел уровня 0 – </text:span><text:span text:style-name="T12">корень</text:span><text:span text:style-name="T11">.</text:span></text:p>
            <text:p><text:span text:style-name="T12">2.</text:span><text:span text:style-name="T11"> Узлы уровня 1 – </text:span><text:span text:style-name="T12">базы</text:span><text:span text:style-name="T11">.</text:span></text:p>
            <text:p><text:span text:style-name="T12">3.</text:span><text:span text:style-name="T11"> Узлы уровня 2 – </text:span><text:span text:style-name="T12">вопросы </text:span><text:span text:style-name="T11">к базе.</text:span></text:p>
            <text:p><text:span text:style-name="T12">4.</text:span><text:span text:style-name="T11"> Более глубокие узлы – </text:span><text:span text:style-name="T12">консеквенты</text:span><text:span text:style-name="T11">.</text:span></text:p>
            <text:p><text:span text:style-name="T12">5.</text:span><text:span text:style-name="T11"> Если у вопроса более одного дочерних узла, то вопрос обладает </text:span><text:span text:style-name="T12">дизъюнктивным ветвлением</text:span><text:span text:style-name="T11">.</text:span></text:p>
            <text:p><text:span text:style-name="T12">6.</text:span><text:span text:style-name="T11"> Если глубина больше 3, то подформула называется </text:span><text:span text:style-name="T12">глубокой</text:span><text:span text:style-name="T11">.</text:span></text:p>
            <text:p><text:span text:style-name="T12">7.</text:span><text:span text:style-name="T11"> Вопросы с False называются </text:span><text:span text:style-name="T12">целевыми</text:span><text:span text:style-name="T11">.</text:span></text:p>
            <text:p><text:span text:style-name="T12">8.</text:span><text:span text:style-name="T11"> Подстановки для вопроса называются </text:span><text:span text:style-name="T12">ответными</text:span><text:span text:style-name="T11">.</text:span></text:p>
            <text:p><text:span text:style-name="T11"/></text:p>
          </draw:text-box>
        </draw:frame>
        <draw:frame draw:style-name="gr2" draw:text-style-name="P20" draw:layer="layout" svg:width="5.248cm" svg:height="1.072cm" svg:x="0.34cm" svg:y="16.587cm">
          <draw:text-box>
            <text:p><text:span text:style-name="T4">Вопрос: <text:s/></text:span><text:span text:style-name="T10"><text:s/></text:span></text:p>
          </draw:text-box>
        </draw:frame>
        <draw:frame draw:style-name="gr2" draw:text-style-name="P20" draw:layer="layout" svg:width="4.486cm" svg:height="1.072cm" svg:x="0.34cm" svg:y="17.787cm">
          <draw:text-box>
            <text:p><text:span text:style-name="T4">База: <text:s/></text:span><text:span text:style-name="T10"><text:s/></text:span></text:p>
          </draw:text-box>
        </draw:frame>
        <draw:frame draw:style-name="gr6" draw:layer="layout" svg:width="3.265cm" svg:height="0.846cm" svg:x="4.572cm" svg:y="16.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912cm" svg:height="0.85cm" svg:x="4.573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0" draw:layer="layout" svg:width="5.248cm" svg:height="1.072cm" svg:x="8.24cm" svg:y="17.287cm">
          <draw:text-box>
            <text:p><text:span text:style-name="T4">Ответ: <text:s/></text:span><text:span text:style-name="T10"><text:s/></text:span></text:p>
          </draw:text-box>
        </draw:frame>
        <draw:frame draw:style-name="gr2" draw:text-style-name="P20" draw:layer="layout" svg:width="5.248cm" svg:height="1.072cm" svg:x="0.34cm" svg:y="16.587cm">
          <draw:text-box>
            <text:p><text:span text:style-name="T4">Вопрос: <text:s/></text:span><text:span text:style-name="T10"><text:s/></text:span></text:p>
          </draw:text-box>
        </draw:frame>
        <draw:frame draw:style-name="gr6" draw:layer="layout" svg:width="2.969cm" svg:height="0.783cm" svg:x="11.773cm" svg:y="17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0" draw:layer="layout" svg:width="5.248cm" svg:height="1.072cm" svg:x="14.84cm" svg:y="17.287cm">
          <draw:text-box>
            <text:p><text:span text:style-name="T4">если <text:s text:c="2"/></text:span><text:span text:style-name="T10"><text:s/></text:span></text:p>
          </draw:text-box>
        </draw:frame>
        <draw:frame draw:style-name="gr6" draw:layer="layout" svg:width="4.244cm" svg:height="0.85cm" svg:x="17.374cm" svg:y="17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706cm" svg:height="0.397cm" svg:x="23.374cm" svg:y="18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0" draw:layer="layout" svg:width="8.78cm" svg:height="1.072cm" svg:x="16.44cm" svg:y="18.587cm">
          <draw:text-box>
            <text:p><text:span text:style-name="T4">Правило вывода: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6">Введение/ПО-формулы/Особенности</text:span></text:p>
          </draw:text-box>
        </draw:frame>
        <draw:frame draw:style-name="gr2" draw:text-style-name="P19" draw:layer="layout" svg:width="25.568cm" svg:height="10.569cm" svg:x="0.848cm" svg:y="3.376cm">
          <draw:text-box>
            <text:p><text:span text:style-name="T12">1.</text:span><text:span text:style-name="T11"> Крупноблочная структура.</text:span></text:p>
            <text:p><text:span text:style-name="T11"/></text:p>
            <text:p><text:span text:style-name="T12">2.</text:span><text:span text:style-name="T11"> Единственное правило вывода.</text:span></text:p>
            <text:p><text:span text:style-name="T12"/></text:p>
            <text:p><text:span text:style-name="T12">3.</text:span><text:span text:style-name="T11"> Нет необходимости в сколемизации.</text:span></text:p>
            <text:p><text:span text:style-name="T12"/></text:p>
            <text:p><text:span text:style-name="T12">4.</text:span><text:span text:style-name="T11"> Процедура ЛВ фокусируется в ближайшей окрестности корня ПО—</text:span></text:p>
            <text:p><text:span text:style-name="T11">формулы.</text:span></text:p>
            <text:p><text:span text:style-name="T12"/></text:p>
            <text:p><text:span text:style-name="T12">5.</text:span><text:span text:style-name="T11"> Имеется естественный ИЛИ-параллелизм.</text:span></text:p>
            <text:p><text:span text:style-name="T12"/></text:p>
            <text:p><text:span text:style-name="T12">6.</text:span><text:span text:style-name="T11"> Вариабельность семантики.</text:span></text:p>
            <text:p><text:span text:style-name="T13"/></text:p>
            <text:p><text:span text:style-name="T1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Глава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Основные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7.33cm" svg:height="1.237cm" svg:x="0.102cm" svg:y="0.508cm">
          <draw:text-box>
            <text:p><text:span text:style-name="T6">Методики/Основные проблемы/Сложность представления</text:span></text:p>
          </draw:text-box>
        </draw:frame>
        <draw:frame draw:style-name="gr6" draw:layer="layout" svg:width="12.5cm" svg:height="3.982cm" svg:x="2.4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1.7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3" draw:layer="layout" svg:width="1.402cm" svg:height="1.77cm" svg:x="8.2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8" draw:layer="layout" svg:width="9.296cm" svg:height="1.237cm" svg:x="17.882cm" svg:y="10.701cm">
          <draw:text-box>
            <text:p><text:span text:style-name="T6">Структуры данных</text:span></text:p>
          </draw:text-box>
        </draw:frame>
        <draw:frame draw:style-name="gr2" draw:text-style-name="P21" draw:layer="layout" svg:width="10.588cm" svg:height="1.893cm" svg:x="16.482cm" svg:y="4.713cm">
          <draw:text-box>
            <text:p><text:span text:style-name="T4">1. Древо</text:span></text:p>
            <text:p><text:span text:style-name="T4">2. Два типа кванторов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4.536cm" svg:height="1.237cm" svg:x="0.102cm" svg:y="0.508cm">
          <draw:text-box>
            <text:p><text:span text:style-name="T6">Методики/Основные проблемы/Лимит памяти</text:span></text:p>
          </draw:text-box>
        </draw:frame>
        <draw:frame draw:style-name="gr2" draw:text-style-name="P19" draw:layer="layout" svg:width="25.568cm" svg:height="6.147cm" svg:x="1.27cm" svg:y="3.972cm">
          <draw:text-box>
            <text:p><text:span text:style-name="T12">1.</text:span><text:span text:style-name="T11"> Структура формулы усложняется вширь. Появляются новые ветви.</text:span></text:p>
            <text:p><text:span text:style-name="T11"/></text:p>
            <text:p><text:span text:style-name="T12">2.</text:span><text:span text:style-name="T11"> База фактов увеличивается.</text:span></text:p>
            <text:p><text:span text:style-name="T11"/></text:p>
            <text:p><text:span text:style-name="T12">3.</text:span><text:span text:style-name="T11"> Сложность термов увеличивается</text:span></text:p>
            <text:p><text:span text:style-name="T11"/></text:p>
            <text:p><text:span text:style-name="T12">4.</text:span><text:span text:style-name="T11"> Формализация некоторых задач изначально велика. Например, 15Мб.</text:span></text:p>
          </draw:text-box>
        </draw:frame>
        <draw:frame draw:style-name="gr2" draw:text-style-name="P19" draw:layer="layout" svg:width="25.568cm" svg:height="0.988cm" svg:x="1.27cm" svg:y="12.072cm">
          <draw:text-box>
            <text:p><text:span text:style-name="T12">Рано или поздно будет исчерпан лимит памяти. </text:span></text:p>
          </draw:text-box>
        </draw:frame>
        <draw:custom-shape draw:style-name="gr7" draw:text-style-name="P3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08cm">
          <draw:text-box>
            <text:p><text:span text:style-name="T6">Методики/Основные проблемы/Неограниченные переменные</text:span></text:p>
          </draw:text-box>
        </draw:frame>
        <draw:frame draw:style-name="gr6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1.016cm" svg:height="1.016cm" svg:x="9.3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1" draw:layer="layout" svg:width="25.568cm" svg:height="2.714cm" svg:x="1.016cm" svg:y="7.31cm">
          <draw:text-box>
            <text:p><text:span text:style-name="T4">Подстановкой для неограниченной переменной может быть любой элемент, в общем случае бесконечного эрбранова универса. </text:span><text:span text:style-name="T10">Какой именно элемент выбрать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6.822cm" svg:height="1.237cm" svg:x="0.102cm" svg:y="0.508cm">
          <draw:text-box>
            <text:p><text:span text:style-name="T6">Методики/Экономия памяти/Разделение памяти/Термов</text:span></text:p>
          </draw:text-box>
        </draw:frame>
        <draw:frame draw:style-name="gr2" draw:text-style-name="P20" draw:layer="layout" svg:width="25.568cm" svg:height="1.072cm" svg:x="0.594cm" svg:y="3.241cm">
          <draw:text-box>
            <text:p><text:span text:style-name="T4">Разделение общих основных термов. <text:s/></text:span><text:span text:style-name="T10"><text:s/></text:span></text:p>
          </draw:text-box>
        </draw:frame>
        <draw:custom-shape draw:style-name="gr8" draw:text-style-name="P3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3" draw:layer="layout" svg:x1="14.598cm" svg:y1="6.066cm" svg:x2="19.167cm" svg:y2="8.889cm">
          <text:p/>
        </draw:line>
        <draw:line draw:style-name="gr9" draw:text-style-name="P3" draw:layer="layout" svg:x1="21.202cm" svg:y1="6.094cm" svg:x2="19.167cm" svg:y2="8.889cm">
          <text:p/>
        </draw:line>
        <draw:frame draw:style-name="gr10" draw:text-style-name="P20" draw:layer="layout" svg:width="7.026cm" svg:height="1.153cm" svg:x="10.894cm" svg:y="4.941cm">
          <draw:text-box>
            <text:p><text:span text:style-name="T4">A(f(e,</text:span><text:span text:style-name="T9">g(t)</text:span><text:span text:style-name="T4">) <text:s/></text:span><text:span text:style-name="T10"><text:s/></text:span></text:p>
          </draw:text-box>
        </draw:frame>
        <draw:frame draw:style-name="gr10" draw:text-style-name="P20" draw:layer="layout" svg:width="8.44cm" svg:height="1.153cm" svg:x="18.994cm" svg:y="4.941cm">
          <draw:text-box>
            <text:p><text:span text:style-name="T4">B(h(</text:span><text:span text:style-name="T9">g(t)</text:span><text:span text:style-name="T4">),</text:span><text:span text:style-name="T9">g(t)</text:span><text:span text:style-name="T4">) <text:s text:c="2"/></text:span></text:p>
          </draw:text-box>
        </draw:frame>
        <draw:frame draw:style-name="gr10" draw:text-style-name="P20" draw:layer="layout" svg:width="4.74cm" svg:height="1.072cm" svg:x="10.972cm" svg:y="8.34cm">
          <draw:text-box>
            <text:p><text:span text:style-name="T4">Память: <text:s/></text:span><text:span text:style-name="T10"><text:s/></text:span></text:p>
          </draw:text-box>
        </draw:frame>
        <draw:custom-shape draw:style-name="gr8" draw:text-style-name="P3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line" svg:x1="4.075cm" svg:y1="12.475cm" svg:x2="4.05cm" svg:y2="13.628cm" draw:start-shape="id1" draw:start-glue-point="2" draw:end-shape="id2" draw:end-glue-point="0" svg:d="m4075 12475-25 1153">
          <text:p/>
        </draw:connector>
        <draw:connector draw:style-name="gr11" draw:text-style-name="P3" draw:layer="layout" draw:type="line" svg:x1="4.05cm" svg:y1="14.85cm" svg:x2="2.7cm" svg:y2="16.178cm" draw:start-shape="id2" draw:start-glue-point="2" draw:end-shape="id3" draw:end-glue-point="0" svg:d="m4050 14850-1350 1328">
          <text:p/>
        </draw:connector>
        <draw:connector draw:style-name="gr11" draw:text-style-name="P3" draw:layer="layout" draw:type="line" svg:x1="4.05cm" svg:y1="14.85cm" svg:x2="5.275cm" svg:y2="16.153cm" draw:start-shape="id2" draw:start-glue-point="2" draw:end-shape="id4" draw:end-glue-point="0" svg:d="m4050 14850 1225 1303">
          <text:p/>
        </draw:connector>
        <draw:connector draw:style-name="gr11" draw:text-style-name="P3" draw:layer="layout" draw:type="line" svg:x1="9.15cm" svg:y1="12.451cm" svg:x2="7.525cm" svg:y2="13.704cm" draw:start-shape="id5" draw:start-glue-point="2" draw:end-shape="id6" draw:end-glue-point="0" svg:d="m9150 12451-1625 1253">
          <text:p/>
        </draw:connector>
        <draw:frame draw:style-name="gr12" draw:text-style-name="P22" draw:layer="layout" svg:width="0.883cm" svg:height="0.988cm" svg:x="3.626cm" svg:y="11.363cm">
          <draw:text-box>
            <text:p><text:span text:style-name="T14">A</text:span></text:p>
          </draw:text-box>
        </draw:frame>
        <draw:frame draw:style-name="gr12" draw:text-style-name="P22" draw:layer="layout" svg:width="0.883cm" svg:height="0.988cm" svg:x="3.627cm" svg:y="13.763cm">
          <draw:text-box>
            <text:p><text:span text:style-name="T14">f</text:span></text:p>
          </draw:text-box>
        </draw:frame>
        <draw:line draw:style-name="gr9" draw:text-style-name="P3" draw:layer="layout" svg:x1="24.504cm" svg:y1="6.094cm" svg:x2="19.268cm" svg:y2="8.965cm">
          <text:p/>
        </draw:line>
        <draw:frame draw:style-name="gr12" draw:text-style-name="P22" draw:layer="layout" svg:width="0.883cm" svg:height="0.988cm" svg:x="2.228cm" svg:y="16.363cm">
          <draw:text-box>
            <text:p><text:span text:style-name="T14">e</text:span></text:p>
          </draw:text-box>
        </draw:frame>
        <draw:frame draw:style-name="gr12" draw:text-style-name="P22" xml:id="id7" draw:id="id7" draw:layer="layout" svg:width="0.883cm" svg:height="0.988cm" svg:x="4.829cm" svg:y="16.363cm">
          <draw:text-box>
            <text:p><text:span text:style-name="T14">g</text:span></text:p>
          </draw:text-box>
        </draw:frame>
        <draw:custom-shape draw:style-name="gr8" draw:text-style-name="P3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2" draw:layer="layout" svg:width="0.883cm" svg:height="0.988cm" svg:x="4.804cm" svg:y="18.538cm">
          <draw:text-box>
            <text:p><text:span text:style-name="T14">t</text:span></text:p>
          </draw:text-box>
        </draw:frame>
        <draw:connector draw:style-name="gr11" draw:text-style-name="P3" draw:layer="layout" draw:type="curve" svg:x1="9.15cm" svg:y1="12.451cm" svg:x2="5.886cm" svg:y2="16.764cm" draw:start-shape="id5" draw:start-glue-point="2" draw:end-shape="id4" draw:end-glue-point="1" svg:d="m9150 12451c0 2876-1088 4313-3264 4313">
          <text:p/>
        </draw:connector>
        <draw:connector draw:style-name="gr11" draw:text-style-name="P3" draw:layer="layout" draw:type="line" svg:x1="7.525cm" svg:y1="14.926cm" svg:x2="5.275cm" svg:y2="16.153cm" draw:start-shape="id6" draw:start-glue-point="2" draw:end-shape="id4" draw:end-glue-point="0" svg:d="m7525 14926-2250 1227">
          <text:p/>
        </draw:connector>
        <draw:connector draw:style-name="gr11" draw:text-style-name="P3" draw:layer="layout" draw:type="line" svg:x1="5.27cm" svg:y1="17.351cm" svg:x2="5.25cm" svg:y2="18.328cm" draw:start-shape="id7" draw:start-glue-point="2" draw:end-shape="id8" draw:end-glue-point="0" svg:d="m5270 17351-20 977">
          <text:p/>
        </draw:connector>
        <draw:frame draw:style-name="gr12" draw:text-style-name="P22" draw:layer="layout" svg:width="0.883cm" svg:height="0.988cm" svg:x="8.727cm" svg:y="11.363cm">
          <draw:text-box>
            <text:p><text:span text:style-name="T14">B</text:span></text:p>
          </draw:text-box>
        </draw:frame>
        <draw:frame draw:style-name="gr12" draw:text-style-name="P22" draw:layer="layout" svg:width="0.883cm" svg:height="0.988cm" svg:x="7.028cm" svg:y="13.763cm">
          <draw:text-box>
            <text:p><text:span text:style-name="T14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09cm">
          <draw:text-box>
            <text:p><text:span text:style-name="T6">Методики/Экономия памяти/Разделение памяти/Базовых подформул/Схема</text:span></text:p>
          </draw:text-box>
        </draw:frame>
        <draw:frame draw:style-name="gr2" draw:text-style-name="P20" draw:layer="layout" svg:width="25.568cm" svg:height="1.893cm" svg:x="0.594cm" svg:y="3.942cm">
          <draw:text-box>
            <text:p><text:span text:style-name="T4">Разделение общих частей базовых подформул, полученных в результате расщепления формулы. <text:s/></text:span><text:span text:style-name="T10"><text:s/></text:span></text:p>
          </draw:text-box>
        </draw:frame>
        <draw:custom-shape draw:style-name="gr13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3" draw:layer="layout" draw:type="line" svg:x1="18.444cm" svg:y1="12cm" svg:x2="19.16cm" svg:y2="10.566cm" draw:start-shape="id9" draw:start-glue-point="1" draw:end-shape="id10" draw:end-glue-point="3" svg:d="m18444 12000 716-1434">
          <text:p/>
        </draw:connector>
        <draw:connector draw:style-name="gr19" draw:text-style-name="P3" draw:layer="layout" draw:type="line" svg:x1="18.444cm" svg:y1="12cm" svg:x2="19.28cm" svg:y2="13.316cm" draw:start-shape="id9" draw:start-glue-point="1" svg:d="m18444 12000 836 1316">
          <text:p/>
        </draw:connector>
        <draw:connector draw:style-name="gr19" draw:text-style-name="P3" draw:layer="layout" draw:type="line" svg:x1="21.551cm" svg:y1="10.566cm" svg:x2="22.269cm" svg:y2="9.492cm" draw:start-shape="id11" draw:start-glue-point="1" draw:end-shape="id12" draw:end-glue-point="4" svg:d="m21551 10566 718-1074">
          <text:p/>
        </draw:connector>
        <draw:connector draw:style-name="gr19" draw:text-style-name="P3" draw:layer="layout" draw:type="line" svg:x1="21.551cm" svg:y1="10.566cm" svg:x2="22.269cm" svg:y2="11.644cm" draw:start-shape="id11" draw:start-glue-point="1" draw:end-shape="id13" draw:end-glue-point="4" svg:d="m21551 10566 718 1078">
          <text:p/>
        </draw:connector>
        <draw:frame draw:style-name="gr10" draw:text-style-name="P20" draw:layer="layout" svg:width="8.804cm" svg:height="1.893cm" svg:x="1.988cm" svg:y="8.068cm">
          <draw:text-box>
            <text:p><text:span text:style-name="T4">Базовые подформулы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1cm">
          <draw:text-box>
            <text:p><text:span text:style-name="T6">Методики/Экономия памяти/Разделение памяти/Базовых подформул/Пример формул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09cm">
          <draw:text-box>
            <text:p><text:span text:style-name="T6">Методики/Экономия памяти/Удаление излишков и веса выражений</text:span></text:p>
          </draw:text-box>
        </draw:frame>
        <draw:frame draw:style-name="gr2" draw:text-style-name="P20" draw:layer="layout" svg:width="25.568cm" svg:height="1.072cm" svg:x="0.594cm" svg:y="3.641cm">
          <draw:text-box>
            <text:p><text:span text:style-name="T10">1.</text:span><text:span text:style-name="T4"> Удаление неиспользуемых фактов. Пример: <text:s/></text:span><text:span text:style-name="T10"><text:s/></text:span></text:p>
          </draw:text-box>
        </draw:frame>
        <draw:frame draw:style-name="gr2" draw:text-style-name="P20" draw:layer="layout" svg:width="25.568cm" svg:height="3.535cm" svg:x="0.594cm" svg:y="8.641cm">
          <draw:text-box>
            <text:p><text:span text:style-name="T10">2.</text:span><text:span text:style-name="T4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Пример: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</text:span></text:p>
          </draw:text-box>
        </draw:frame>
        <draw:frame draw:style-name="gr2" draw:text-style-name="P20" draw:layer="layout" svg:width="25.568cm" svg:height="2.714cm" svg:x="0.594cm" svg:y="3.441cm">
          <draw:text-box>
            <text:p><text:span text:style-name="T10">Идея:</text:span><text:span text:style-name="T4"> Вместо конкретного элемента эрбранова универса выбирается неопределённый эрбанов элемен (НЭЭ), который конкретизируется позднее по мере необходимости. </text:span><text:span text:style-name="T10"><text:s/></text:span></text:p>
          </draw:text-box>
        </draw:frame>
        <draw:frame draw:style-name="gr2" draw:text-style-name="P20" draw:layer="layout" svg:width="25.568cm" svg:height="1.072cm" svg:x="0.594cm" svg:y="6.841cm">
          <draw:text-box>
            <text:p><text:span text:style-name="T10">Пример:</text:span><text:span text:style-name="T4">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/Ограничения</text:span></text:p>
          </draw:text-box>
        </draw:frame>
        <draw:frame draw:style-name="gr2" draw:text-style-name="P20" draw:layer="layout" svg:width="25.568cm" svg:height="2.714cm" svg:x="0.594cm" svg:y="3.441cm">
          <draw:text-box>
            <text:p><text:span text:style-name="T10">Проблема:</text:span><text:span text:style-name="T4"> Конкретизация НЭЭ может производиться в холостую (раньше нужного времени), и не приводить к успешному результату.</text:span></text:p>
          </draw:text-box>
        </draw:frame>
        <draw:frame draw:style-name="gr2" draw:text-style-name="P20" draw:layer="layout" svg:width="25.568cm" svg:height="2.714cm" svg:x="0.594cm" svg:y="8.041cm">
          <draw:text-box>
            <text:p><text:span text:style-name="T10">Ограничение 1:</text:span><text:span text:style-name="T4"> Огарничить количество одинаковых конкретизаций таких НЭЭ, которые изначально появились как рездультат подстановки для одной и той же переменной. </text:span></text:p>
          </draw:text-box>
        </draw:frame>
        <draw:frame draw:style-name="gr2" draw:text-style-name="P20" draw:layer="layout" svg:width="25.568cm" svg:height="1.893cm" svg:x="0.594cm" svg:y="12.941cm">
          <draw:text-box>
            <text:p><text:span text:style-name="T10">Ограничение 2:</text:span><text:span text:style-name="T4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Фильтрация эрбранова универса</text:span></text:p>
          </draw:text-box>
        </draw:frame>
        <draw:frame draw:style-name="gr2" draw:text-style-name="P20" draw:layer="layout" svg:width="25.568cm" svg:height="1.893cm" svg:x="0.594cm" svg:y="3.441cm">
          <draw:text-box>
            <text:p><text:span text:style-name="T10">Идея:</text:span><text:span text:style-name="T4"> Фильтровать заведомо неподходящие элементы эрбранова универса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5.314cm" svg:height="1.237cm" svg:x="0.102cm" svg:y="0.512cm">
          <draw:text-box>
            <text:p><text:span text:style-name="T6">Методики/k,m-ограничение</text:span></text:p>
          </draw:text-box>
        </draw:frame>
        <draw:frame draw:style-name="gr2" draw:text-style-name="P20" draw:layer="layout" svg:width="25.568cm" svg:height="1.893cm" svg:x="0.594cm" svg:y="2.54cm">
          <draw:text-box>
            <text:p><text:span text:style-name="T10">Идея:</text:span><text:span text:style-name="T4"> Ответ на вопрос принимается, если за последующие k шагов вывода, заданное событие произойдёт m раз. </text:span><text:span text:style-name="T10"><text:s/></text:span></text:p>
          </draw:text-box>
        </draw:frame>
        <draw:frame draw:style-name="gr2" draw:text-style-name="P20" draw:layer="layout" svg:width="25.568cm" svg:height="1.072cm" svg:x="0.762cm" svg:y="6.619cm">
          <draw:text-box>
            <text:p><text:span text:style-name="T4">Два варианта спецификации:</text:span><text:span text:style-name="T10"> </text:span></text:p>
          </draw:text-box>
        </draw:frame>
        <draw:frame draw:style-name="gr2" draw:text-style-name="P20" draw:layer="layout" svg:width="25.568cm" svg:height="2.714cm" svg:x="0.762cm" svg:y="8.019cm">
          <draw:text-box>
            <text:p><text:span text:style-name="T10">1.</text:span><text:span text:style-name="T4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10"> </text:span></text:p>
          </draw:text-box>
        </draw:frame>
        <draw:frame draw:style-name="gr2" draw:text-style-name="P20" draw:layer="layout" svg:width="25.568cm" svg:height="1.893cm" svg:x="0.762cm" svg:y="11.12cm">
          <draw:text-box>
            <text:p><text:span text:style-name="T10">2.</text:span><text:span text:style-name="T4"> k,m-конкретизация. Если за k шагов будет конкретизировано m НЭЭ.</text:span><text:span text:style-name="T10"> </text:span></text:p>
          </draw:text-box>
        </draw:frame>
        <draw:frame draw:style-name="gr2" draw:text-style-name="P20" draw:layer="layout" svg:width="25.568cm" svg:height="2.714cm" svg:x="0.762cm" svg:y="15.819cm">
          <draw:text-box>
            <text:p><text:span text:style-name="T4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10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3cm">
          <draw:text-box>
            <text:p><text:span text:style-name="T6">Методики/Параллельные стратегии</text:span></text:p>
          </draw:text-box>
        </draw:frame>
        <draw:frame draw:style-name="gr2" draw:text-style-name="P20" draw:layer="layout" svg:width="25.568cm" svg:height="1.893cm" svg:x="0.762cm" svg:y="2.418cm">
          <draw:text-box>
            <text:p><text:span text:style-name="T10">Идея</text:span><text:span text:style-name="T4"> использовать принципы Erlang: много </text:span><text:span text:style-name="T10">независимых</text:span><text:span text:style-name="T4"> процессов.</text:span><text:span text:style-name="T10"> </text:span></text:p>
          </draw:text-box>
        </draw:frame>
        <draw:frame draw:style-name="gr2" draw:text-style-name="P20" draw:layer="layout" svg:width="25.568cm" svg:height="2.714cm" svg:x="0.762cm" svg:y="7.719cm">
          <draw:text-box>
            <text:p><text:span text:style-name="T10">1.</text:span><text:span text:style-name="T4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10"> </text:span></text:p>
          </draw:text-box>
        </draw:frame>
        <draw:frame draw:style-name="gr2" draw:text-style-name="P20" draw:layer="layout" svg:width="25.568cm" svg:height="1.893cm" svg:x="0.762cm" svg:y="10.919cm">
          <draw:text-box>
            <text:p><text:span text:style-name="T10">2.</text:span><text:span text:style-name="T4"> Для каждого вопроса искать ответы в независимых процесах.</text:span></text:p>
          </draw:text-box>
        </draw:frame>
        <draw:frame draw:style-name="gr2" draw:text-style-name="P20" draw:layer="layout" svg:width="25.568cm" svg:height="5.177cm" svg:x="0.762cm" svg:y="13.42cm">
          <draw:text-box>
            <text:p><text:span text:style-name="T10">3.</text:span><text:span text:style-name="T4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20" draw:layer="layout" svg:width="25.568cm" svg:height="1.072cm" svg:x="0.762cm" svg:y="6.319cm">
          <draw:text-box>
            <text:p><text:span text:style-name="T4">Три вложенные стратегии:</text:span><text:span text:style-name="T10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0" draw:layer="layout" svg:width="19cm" svg:height="11.811cm" svg:x="4.5cm" svg:y="1.53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5cm">
          <draw:text-box>
            <text:p><text:span text:style-name="T6">Методики/Параллельные стратегии/Тестирование</text:span></text:p>
          </draw:text-box>
        </draw:frame>
        <draw:frame draw:style-name="gr21" draw:text-style-name="P3" draw:layer="layout" svg:width="27.763cm" svg:height="13.299cm" svg:x="0.151cm" svg:y="3.882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</text:span></text:p>
          </draw:text-box>
        </draw:frame>
        <draw:frame draw:style-name="gr2" draw:text-style-name="P20" draw:layer="layout" svg:width="25.568cm" svg:height="1.893cm" svg:x="0.594cm" svg:y="3.441cm">
          <draw:text-box>
            <text:p><text:span text:style-name="T10">Проблема:</text:span><text:span text:style-name="T4"> Очень много термов. Поиск по ним нужно проводить быстро. </text:span></text:p>
          </draw:text-box>
        </draw:frame>
        <draw:frame draw:style-name="gr2" draw:text-style-name="P20" draw:layer="layout" svg:width="25.568cm" svg:height="2.714cm" svg:x="0.594cm" svg:y="6.542cm">
          <draw:text-box>
            <text:p><text:span text:style-name="T10">Одно из решений:</text:span><text:span text:style-name="T4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20" draw:layer="layout" svg:width="25.568cm" svg:height="6.819cm" svg:x="0.594cm" svg:y="10.142cm">
          <draw:text-box>
            <text:p><text:span text:style-name="T10">Существующие методы индексирования:</text:span><text:span text:style-name="T4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><text:span text:style-name="T4"/></text:p>
            <text:p><text:span text:style-name="T4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</text:span></text:p>
          </draw:text-box>
        </draw:frame>
        <draw:custom-shape draw:style-name="gr22" draw:text-style-name="P23" xml:id="id14" draw:id="id14" draw:layer="layout" svg:width="1.256cm" svg:height="1.255cm" svg:x="23.231cm" svg:y="5.754cm">
          <text:p text:style-name="P3"><text:span text:style-name="T15">B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15" draw:id="id15" draw:layer="layout" svg:width="1.256cm" svg:height="1.255cm" svg:x="20.717cm" svg:y="8.183cm">
          <text:p text:style-name="P3"><text:span text:style-name="T15">e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16" draw:id="id16" draw:layer="layout" svg:width="1.256cm" svg:height="1.255cm" svg:x="23.231cm" svg:y="8.183cm">
          <text:p text:style-name="P3"><text:span text:style-name="T15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17" draw:id="id17" draw:layer="layout" svg:width="1.256cm" svg:height="1.255cm" svg:x="25.743cm" svg:y="8.183cm">
          <text:p text:style-name="P3"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18" draw:id="id18" draw:layer="layout" svg:width="1.257cm" svg:height="1.256cm" svg:x="21.889cm" svg:y="10.611cm">
          <text:p text:style-name="P3"><text:span text:style-name="T15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19" draw:id="id19" draw:layer="layout" svg:width="1.256cm" svg:height="1.256cm" svg:x="24.487cm" svg:y="10.611cm">
          <text:p text:style-name="P3"><text:span text:style-name="T15">t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20" draw:id="id20" draw:layer="layout" svg:width="1.255cm" svg:height="1.255cm" svg:x="20.634cm" svg:y="12.888cm">
          <text:p text:style-name="P3"><text:span text:style-name="T15">c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21" draw:id="id21" draw:layer="layout" svg:width="1.256cm" svg:height="1.255cm" svg:x="22.979cm" svg:y="12.888cm">
          <text:p text:style-name="P3"><text:span text:style-name="T15">k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23.859cm" svg:y1="7.009cm" svg:x2="21.345cm" svg:y2="8.183cm" draw:start-shape="id14" draw:start-glue-point="2" draw:end-shape="id15" draw:end-glue-point="0" svg:d="m23859 7009-2514 1174">
          <text:p/>
        </draw:connector>
        <draw:connector draw:style-name="gr23" draw:text-style-name="P3" draw:layer="layout" draw:type="line" svg:x1="23.859cm" svg:y1="7.009cm" svg:x2="23.859cm" svg:y2="8.183cm" draw:start-shape="id14" draw:start-glue-point="2" draw:end-shape="id16" draw:end-glue-point="0" svg:d="m23859 7009v1174">
          <text:p/>
        </draw:connector>
        <draw:connector draw:style-name="gr23" draw:text-style-name="P3" draw:layer="layout" draw:type="line" svg:x1="23.859cm" svg:y1="7.009cm" svg:x2="25.743cm" svg:y2="8.81cm" draw:start-shape="id14" draw:start-glue-point="2" draw:end-shape="id17" svg:d="m23859 7009 1884 1801">
          <text:p/>
        </draw:connector>
        <draw:connector draw:style-name="gr23" draw:text-style-name="P3" draw:layer="layout" draw:type="line" svg:x1="23.859cm" svg:y1="9.438cm" svg:x2="22.517cm" svg:y2="10.611cm" draw:start-shape="id16" draw:start-glue-point="2" draw:end-shape="id18" draw:end-glue-point="0" svg:d="m23859 9438-1342 1173">
          <text:p/>
        </draw:connector>
        <draw:connector draw:style-name="gr23" draw:text-style-name="P3" draw:layer="layout" draw:type="line" svg:x1="23.859cm" svg:y1="9.438cm" svg:x2="25.115cm" svg:y2="10.611cm" draw:start-shape="id16" draw:start-glue-point="2" draw:end-shape="id19" draw:end-glue-point="0" svg:d="m23859 9438 1256 1173">
          <text:p/>
        </draw:connector>
        <draw:connector draw:style-name="gr23" draw:text-style-name="P3" draw:layer="layout" draw:type="line" svg:x1="22.517cm" svg:y1="11.867cm" svg:x2="21.261cm" svg:y2="12.888cm" draw:end-shape="id20" draw:end-glue-point="0" svg:d="m22517 11867-1256 1021">
          <text:p/>
        </draw:connector>
        <draw:connector draw:style-name="gr23" draw:text-style-name="P3" draw:layer="layout" draw:type="line" svg:x1="22.517cm" svg:y1="11.867cm" svg:x2="23.607cm" svg:y2="12.888cm" draw:end-shape="id21" draw:end-glue-point="0" svg:d="m22517 11867 1090 1021">
          <text:p/>
        </draw:connector>
        <draw:frame draw:style-name="gr24" draw:text-style-name="P24" draw:layer="layout" svg:width="1.178cm" svg:height="1.222cm" svg:x="21.723cm" svg:y="6.597cm">
          <draw:text-box>
            <text:p><text:span text:style-name="T16">1</text:span></text:p>
          </draw:text-box>
        </draw:frame>
        <draw:frame draw:style-name="gr25" draw:text-style-name="P24" draw:layer="layout" svg:width="1.179cm" svg:height="1.222cm" svg:x="23.801cm" svg:y="7.295cm">
          <draw:text-box>
            <text:p><text:span text:style-name="T16">2</text:span></text:p>
          </draw:text-box>
        </draw:frame>
        <draw:frame draw:style-name="gr25" draw:text-style-name="P24" draw:layer="layout" svg:width="1.179cm" svg:height="1.222cm" svg:x="22.431cm" svg:y="9.425cm">
          <draw:text-box>
            <text:p><text:span text:style-name="T16">1</text:span></text:p>
          </draw:text-box>
        </draw:frame>
        <draw:frame draw:style-name="gr26" draw:text-style-name="P24" draw:layer="layout" svg:width="1.178cm" svg:height="1.223cm" svg:x="21.066cm" svg:y="11.699cm">
          <draw:text-box>
            <text:p><text:span text:style-name="T16">1</text:span></text:p>
          </draw:text-box>
        </draw:frame>
        <draw:frame draw:style-name="gr26" draw:text-style-name="P24" draw:layer="layout" svg:width="1.178cm" svg:height="1.223cm" svg:x="24.665cm" svg:y="7.04cm">
          <draw:text-box>
            <text:p><text:span text:style-name="T16">3</text:span></text:p>
          </draw:text-box>
        </draw:frame>
        <draw:frame draw:style-name="gr27" draw:text-style-name="P24" draw:layer="layout" svg:width="1.179cm" svg:height="1.223cm" svg:x="24.511cm" svg:y="9.515cm">
          <draw:text-box>
            <text:p><text:span text:style-name="T16">2</text:span></text:p>
          </draw:text-box>
        </draw:frame>
        <draw:frame draw:style-name="gr27" draw:text-style-name="P24" draw:layer="layout" svg:width="1.179cm" svg:height="1.223cm" svg:x="22.995cm" svg:y="11.742cm">
          <draw:text-box>
            <text:p><text:span text:style-name="T16">2</text:span></text:p>
          </draw:text-box>
        </draw:frame>
        <draw:frame draw:style-name="gr28" draw:text-style-name="P25" draw:layer="layout" svg:width="9.167cm" svg:height="1.704cm" svg:x="6.299cm" svg:y="6.197cm">
          <draw:text-box>
            <text:p><text:span text:style-name="T17">B(e,f(f(c,k),t),m)</text:span></text:p>
          </draw:text-box>
        </draw:frame>
        <draw:frame draw:style-name="gr29" draw:text-style-name="P26" draw:layer="layout" svg:width="4.666cm" svg:height="6.996cm" svg:x="16.269cm" svg:y="5.005cm">
          <draw:text-box>
            <text:p><text:span text:style-name="T18">B</text:span></text:p>
            <text:p><text:span text:style-name="T18">B1e</text:span></text:p>
            <text:p><text:span text:style-name="T18">B2f</text:span></text:p>
            <text:p><text:span text:style-name="T18">B2f1f</text:span></text:p>
            <text:p><text:span text:style-name="T18">B2f1f1c</text:span></text:p>
            <text:p><text:span text:style-name="T18">B2f1f2k</text:span></text:p>
            <text:p><text:span text:style-name="T18">B2f2t</text:span></text:p>
            <text:p><text:span text:style-name="T18">B3m</text:span></text:p>
          </draw:text-box>
        </draw:frame>
        <draw:custom-shape draw:style-name="gr30" draw:text-style-name="P3" draw:layer="layout" svg:width="3.033cm" svg:height="2.275cm" svg:x="12.616cm" svg:y="5.65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7" draw:layer="layout" svg:width="26.5cm" svg:height="1.8cm" svg:x="0.499cm" svg:y="2.701cm">
          <text:p><text:span text:style-name="T19">Each term is represented as list of paths to each subterm.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26.5cm" svg:height="1.8cm" svg:x="0.499cm" svg:y="15.201cm">
          <text:p><text:span text:style-name="T19">Each path refers to a set of corresponding terms.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2.628cm" svg:height="1.242cm" svg:x="1.071cm" svg:y="8.759cm">
          <draw:text-box>
            <text:p><text:span text:style-name="T17">A(e,t)</text:span></text:p>
          </draw:text-box>
        </draw:frame>
        <draw:frame draw:style-name="gr33" draw:text-style-name="P26" draw:layer="layout" svg:width="1.8cm" svg:height="3.435cm" svg:x="5.199cm" svg:y="7.966cm">
          <draw:text-box>
            <text:p><text:span text:style-name="T18">A</text:span></text:p>
            <text:p><text:span text:style-name="T18">A1e</text:span></text:p>
            <text:p><text:span text:style-name="T18">A2t</text:span></text:p>
            <text:p><text:span text:style-name="T18"/></text:p>
          </draw:text-box>
        </draw:frame>
        <draw:custom-shape draw:style-name="gr30" draw:text-style-name="P3" draw:layer="layout" svg:width="1.903cm" svg:height="1.428cm" svg:x="3.317cm" svg:y="8.70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5" draw:layer="layout" svg:width="3.165cm" svg:height="1.242cm" svg:x="0.799cm" svg:y="11.56cm">
          <draw:text-box>
            <text:p><text:span text:style-name="T17">A(f(c),t)</text:span></text:p>
          </draw:text-box>
        </draw:frame>
        <draw:frame draw:style-name="gr35" draw:text-style-name="P26" draw:layer="layout" svg:width="2.369cm" svg:height="4.231cm" svg:x="5.699cm" svg:y="10.867cm">
          <draw:text-box>
            <text:p><text:span text:style-name="T18">A</text:span></text:p>
            <text:p><text:span text:style-name="T18">A1f</text:span></text:p>
            <text:p><text:span text:style-name="T18">A1f1c</text:span></text:p>
            <text:p><text:span text:style-name="T18">A2t</text:span></text:p>
            <text:p><text:span text:style-name="T18"/></text:p>
          </draw:text-box>
        </draw:frame>
        <draw:custom-shape draw:style-name="gr30" draw:text-style-name="P3" draw:layer="layout" svg:width="1.903cm" svg:height="1.428cm" svg:x="3.817cm" svg:y="11.5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6" draw:layer="layout" svg:width="4cm" svg:height="3.435cm" svg:x="0.999cm" svg:y="17.505cm">
          <draw:text-box>
            <text:p><text:span text:style-name="T18">A: {2,3,4}; </text:span></text:p>
            <text:p><text:span text:style-name="T18">A2t: {2,3}; </text:span></text:p>
            <text:p><text:span text:style-name="T18">A1f: {3,4};</text:span></text:p>
            <text:p><text:span text:style-name="T18"/></text:p>
          </draw:text-box>
        </draw:frame>
        <draw:frame draw:style-name="gr32" draw:text-style-name="P25" draw:layer="layout" svg:width="3.283cm" svg:height="1.242cm" svg:x="7.671cm" svg:y="10.061cm">
          <draw:text-box>
            <text:p><text:span text:style-name="T17">A(f(c),e)</text:span></text:p>
          </draw:text-box>
        </draw:frame>
        <draw:frame draw:style-name="gr35" draw:text-style-name="P26" draw:layer="layout" svg:width="2.369cm" svg:height="3.435cm" svg:x="12.699cm" svg:y="9.368cm">
          <draw:text-box>
            <text:p><text:span text:style-name="T18">A</text:span></text:p>
            <text:p><text:span text:style-name="T18">A1f</text:span></text:p>
            <text:p><text:span text:style-name="T18">A1f1c</text:span></text:p>
            <text:p><text:span text:style-name="T18">A2e</text:span></text:p>
          </draw:text-box>
        </draw:frame>
        <draw:custom-shape draw:style-name="gr30" draw:text-style-name="P3" draw:layer="layout" svg:width="1.903cm" svg:height="1.428cm" svg:x="10.817cm" svg:y="10.0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6" draw:layer="layout" svg:width="4.49cm" svg:height="3.435cm" svg:x="5.599cm" svg:y="17.506cm">
          <draw:text-box>
            <text:p><text:span text:style-name="T18">A1f1c: {3,4}; </text:span></text:p>
            <text:p><text:span text:style-name="T18">A2t: {2,3}; </text:span></text:p>
            <text:p><text:span text:style-name="T18">B3m: {1};</text:span></text:p>
            <text:p><text:span text:style-name="T18"/></text:p>
          </draw:text-box>
        </draw:frame>
        <draw:frame draw:style-name="gr36" draw:text-style-name="P26" draw:layer="layout" svg:width="4.608cm" svg:height="3.435cm" svg:x="10.899cm" svg:y="17.507cm">
          <draw:text-box>
            <text:p><text:span text:style-name="T18">B2f1f2k: {1}; </text:span></text:p>
            <text:p><text:span text:style-name="T18">B2f2t: {1}; </text:span></text:p>
            <text:p><text:span text:style-name="T18">...</text:span></text:p>
            <text:p><text:span text:style-name="T18"/></text:p>
          </draw:text-box>
        </draw:frame>
        <draw:custom-shape draw:style-name="gr37" draw:text-style-name="P28" draw:layer="layout" svg:width="1cm" svg:height="1cm" svg:x="5.699cm" svg:y="5.301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1cm" svg:height="1cm" svg:x="0.499cm" svg:y="7.801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1cm" svg:height="1cm" svg:x="5.699cm" svg:y="5.301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1cm" svg:height="1cm" svg:x="5.699cm" svg:y="5.301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1cm" svg:height="1cm" svg:x="0.499cm" svg:y="10.501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1cm" svg:height="1cm" svg:x="7.299cm" svg:y="9.201cm">
          <text:p text:style-name="P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</text:span></text:p>
          </draw:text-box>
        </draw:frame>
        <draw:custom-shape draw:style-name="gr38" draw:text-style-name="P3" draw:layer="layout" svg:width="2.373cm" svg:height="1.779cm" svg:x="6.475cm" svg:y="3.9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29" draw:layer="layout" svg:width="4.558cm" svg:height="1.232cm" svg:x="2.055cm" svg:y="4.144cm">
          <draw:text-box>
            <text:p><text:span text:style-name="T21">A(e,x,f(m))</text:span></text:p>
          </draw:text-box>
        </draw:frame>
        <draw:frame draw:style-name="gr40" draw:text-style-name="P29" draw:layer="layout" svg:width="3.015cm" svg:height="2.164cm" svg:x="9.085cm" svg:y="3.725cm">
          <draw:text-box>
            <text:p><text:span text:style-name="T21">A1e</text:span></text:p>
            <text:p><text:span text:style-name="T21">A3f1m</text:span></text:p>
          </draw:text-box>
        </draw:frame>
        <draw:frame draw:style-name="gr41" draw:text-style-name="P25" xml:id="id23" draw:id="id23" draw:layer="layout" svg:width="4.97cm" svg:height="1.332cm" svg:x="1.856cm" svg:y="7.766cm">
          <draw:text-box>
            <text:p><text:span text:style-name="T17">A(e,k,f(m))</text:span></text:p>
          </draw:text-box>
        </draw:frame>
        <draw:frame draw:style-name="gr42" draw:text-style-name="P25" xml:id="id22" draw:id="id22" draw:layer="layout" svg:width="2.233cm" svg:height="1.332cm" svg:x="6.804cm" svg:y="10.968cm">
          <draw:text-box>
            <text:p><text:span text:style-name="T17">A1e</text:span></text:p>
          </draw:text-box>
        </draw:frame>
        <draw:frame draw:style-name="gr43" draw:text-style-name="P25" xml:id="id26" draw:id="id26" draw:layer="layout" svg:width="3.388cm" svg:height="1.332cm" svg:x="13.333cm" svg:y="10.968cm">
          <draw:text-box>
            <text:p><text:span text:style-name="T17">A3f1m</text:span></text:p>
          </draw:text-box>
        </draw:frame>
        <draw:frame draw:style-name="gr44" draw:text-style-name="P25" xml:id="id27" draw:id="id27" draw:layer="layout" svg:width="4.969cm" svg:height="1.332cm" svg:x="6.874cm" svg:y="7.765cm">
          <draw:text-box>
            <text:p><text:span text:style-name="T17">A(k,e,f(m))</text:span></text:p>
          </draw:text-box>
        </draw:frame>
        <draw:frame draw:style-name="gr45" draw:text-style-name="P25" xml:id="id24" draw:id="id24" draw:layer="layout" svg:width="4.688cm" svg:height="1.332cm" svg:x="12.331cm" svg:y="7.765cm">
          <draw:text-box>
            <text:p><text:span text:style-name="T17">A(e,e,f(k))</text:span></text:p>
          </draw:text-box>
        </draw:frame>
        <draw:frame draw:style-name="gr46" draw:text-style-name="P25" xml:id="id25" draw:id="id25" draw:layer="layout" svg:width="5cm" svg:height="1.332cm" svg:x="17.195cm" svg:y="7.765cm">
          <draw:text-box>
            <text:p><text:span text:style-name="T17">A(e,e,f(m))</text:span></text:p>
          </draw:text-box>
        </draw:frame>
        <draw:connector draw:style-name="gr47" draw:text-style-name="P3" draw:layer="layout" draw:type="line" svg:x1="7.92cm" svg:y1="10.968cm" svg:x2="4.341cm" svg:y2="9.098cm" draw:start-shape="id22" draw:start-glue-point="0" draw:end-shape="id23" draw:end-glue-point="2" svg:d="m7920 10968-3579-1870">
          <text:p/>
        </draw:connector>
        <draw:connector draw:style-name="gr47" draw:text-style-name="P3" draw:layer="layout" draw:type="line" svg:x1="7.92cm" svg:y1="10.968cm" svg:x2="14.675cm" svg:y2="9.097cm" draw:start-shape="id22" draw:start-glue-point="0" draw:end-shape="id24" draw:end-glue-point="2" svg:d="m7920 10968 6755-1871">
          <text:p/>
        </draw:connector>
        <draw:connector draw:style-name="gr47" draw:text-style-name="P3" draw:layer="layout" draw:type="line" svg:x1="7.92cm" svg:y1="10.968cm" svg:x2="19.695cm" svg:y2="9.097cm" draw:start-shape="id22" draw:start-glue-point="0" draw:end-shape="id25" draw:end-glue-point="2" svg:d="m7920 10968 11775-1871">
          <text:p/>
        </draw:connector>
        <draw:connector draw:style-name="gr23" draw:text-style-name="P3" draw:layer="layout" draw:type="line" svg:x1="15.027cm" svg:y1="10.968cm" svg:x2="4.341cm" svg:y2="9.098cm" draw:start-shape="id26" draw:start-glue-point="0" draw:end-shape="id23" draw:end-glue-point="2" svg:d="m15027 10968-10686-1870">
          <text:p/>
        </draw:connector>
        <draw:connector draw:style-name="gr23" draw:text-style-name="P3" draw:layer="layout" draw:type="line" svg:x1="15.027cm" svg:y1="10.968cm" svg:x2="9.358cm" svg:y2="9.097cm" draw:start-shape="id26" draw:start-glue-point="0" draw:end-shape="id27" draw:end-glue-point="2" svg:d="m15027 10968-5669-1871">
          <text:p/>
        </draw:connector>
        <draw:connector draw:style-name="gr23" draw:text-style-name="P3" draw:layer="layout" draw:type="line" svg:x1="15.027cm" svg:y1="10.968cm" svg:x2="19.695cm" svg:y2="9.097cm" draw:start-shape="id26" draw:start-glue-point="0" draw:end-shape="id25" draw:end-glue-point="2" svg:d="m15027 10968 4668-1871">
          <text:p/>
        </draw:connector>
        <draw:frame draw:style-name="gr6" draw:layer="layout" svg:width="18.816cm" svg:height="1.036cm" svg:x="2.213cm" svg:y="13.3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8" draw:text-style-name="P30" draw:layer="layout" svg:width="4.658cm" svg:height="1.332cm" svg:x="1.952cm" svg:y="2.922cm">
          <draw:text-box>
            <text:p><text:span text:style-name="T22">Question:</text:span></text:p>
          </draw:text-box>
        </draw:frame>
        <draw:frame draw:style-name="gr48" draw:text-style-name="P30" draw:layer="layout" svg:width="4.658cm" svg:height="1.332cm" svg:x="2.052cm" svg:y="6.522cm">
          <draw:text-box>
            <text:p><text:span text:style-name="T22">Base:</text:span></text:p>
          </draw:text-box>
        </draw:frame>
        <draw:line draw:style-name="gr23" draw:text-style-name="P3" draw:layer="layout" svg:x1="13.001cm" svg:y1="16.5cm" svg:x2="11.501cm" svg:y2="14.5cm">
          <text:p/>
        </draw:line>
        <draw:line draw:style-name="gr23" draw:text-style-name="P3" draw:layer="layout" svg:x1="13.001cm" svg:y1="16.5cm" svg:x2="17.001cm" svg:y2="14.5cm">
          <text:p/>
        </draw:line>
        <draw:frame draw:style-name="gr49" draw:text-style-name="P31" draw:layer="layout" svg:width="15.5cm" svg:height="1.223cm" svg:x="5.301cm" svg:y="16.677cm">
          <draw:text-box>
            <text:p><text:span text:style-name="T19">This two terms are instances of A(e,x,f(m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Литература</text:span></text:p>
          </draw:text-box>
        </draw:frame>
        <draw:frame draw:style-name="gr2" draw:text-style-name="P20" draw:layer="layout" svg:width="25.568cm" svg:height="2.714cm" svg:x="1.016cm" svg:y="3.128cm">
          <draw:text-box>
            <text:p><text:span text:style-name="T4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20" draw:layer="layout" svg:width="25.568cm" svg:height="13.629cm" svg:x="1.016cm" svg:y="6.528cm">
          <draw:text-box>
            <text:p><text:span text:style-name="T4">Литература:</text:span></text:p>
            <text:p><text:span text:style-name="T4"/></text:p>
            <text:p><text:span text:style-name="T23">1.</text:span><text:span text:style-name="T24"> Graf P. Substitution Tree Indexing // Proceedings of the 6th International Conference on Rewriting Techniques and Applications. 1995. P.117-131. </text:span></text:p>
            <text:p><text:span text:style-name="T24"><text:s/></text:span></text:p>
            <text:p><text:span text:style-name="T23">2.</text:span><text:span text:style-name="T24"> Graf P. Term Indexing (Lecture Notes in Computer Science / Lecture Notes in Artificial Intelligence). Springer; 1 edition. March 27, 1996.</text:span></text:p>
            <text:p><text:span text:style-name="T24"/></text:p>
            <text:p><text:span text:style-name="T23">3.</text:span><text:span text:style-name="T24"> McCune W. Experiments with Discrimination-Tree indexing and Path Indexing for Term Retrieval // Journal of Automated Reasoning. 1992. V.9(2). P.147-167.</text:span></text:p>
            <text:p><text:span text:style-name="T24"/></text:p>
            <text:p><text:span text:style-name="T23">4.</text:span><text:span text:style-name="T24"> Sekar, R., Ramakrishnan, I.V., Voronkov, A. Term Indexing. In: Robinson, A., Voronkov, A. (eds.) Handbook of Automated Reasoning, pp. 1853-1964. MIT Press, Cambridge. 2001.</text:span></text:p>
            <text:p><text:span text:style-name="T24"/></text:p>
            <text:p><text:span text:style-name="T23">5.</text:span><text:span text:style-name="T24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6cm">
          <draw:text-box>
            <text:p><text:span text:style-name="T6">Методики/Кэширование</text:span></text:p>
          </draw:text-box>
        </draw:frame>
        <draw:frame draw:style-name="gr2" draw:text-style-name="P20" draw:layer="layout" svg:width="25.568cm" svg:height="2.714cm" svg:x="0.594cm" svg:y="3.442cm">
          <draw:text-box>
            <text:p><text:span text:style-name="T25">Сохраняются некоторые повторяющиеся вычисления:</text:span></text:p>
            <text:p><text:span text:style-name="T10">1.</text:span><text:span text:style-name="T25"> Процедуры поиска ответных подстановок.</text:span></text:p>
            <text:p><text:span text:style-name="T10">2.</text:span><text:span text:style-name="T25"> Проверка свойств выражен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Равенства</text:span></text:p>
          </draw:text-box>
        </draw:frame>
        <draw:frame draw:style-name="gr2" draw:text-style-name="P20" draw:layer="layout" svg:width="25.568cm" svg:height="2.714cm" svg:x="0.594cm" svg:y="3.442cm">
          <draw:text-box>
            <text:p><text:span text:style-name="T10">Проблема:</text:span><text:span text:style-name="T4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20" draw:layer="layout" svg:width="25.568cm" svg:height="1.893cm" svg:x="0.594cm" svg:y="6.642cm">
          <draw:text-box>
            <text:p><text:span text:style-name="T10">Ограничения:</text:span><text:span text:style-name="T4"> Необходимо сохранить особенности исчисления ПО-формул.</text:span></text:p>
          </draw:text-box>
        </draw:frame>
        <draw:frame draw:style-name="gr2" draw:text-style-name="P20" draw:layer="layout" svg:width="25.568cm" svg:height="1.893cm" svg:x="0.594cm" svg:y="9.243cm">
          <draw:text-box>
            <text:p><text:span text:style-name="T10">Решение:</text:span><text:span text:style-name="T4"> Использовать системы переписывания термов (СПТ) для генерации эквивалентных фактов в базе.</text:span></text:p>
          </draw:text-box>
        </draw:frame>
        <draw:frame draw:style-name="gr2" draw:text-style-name="P20" draw:layer="layout" svg:width="25.568cm" svg:height="1.072cm" svg:x="0.594cm" svg:y="11.744cm">
          <draw:text-box>
            <text:p><text:span text:style-name="T10">Пример:</text:span><text:span text:style-name="T4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8cm">
          <draw:text-box>
            <text:p><text:span text:style-name="T6">Программная система/Глава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одсистемы</text:span></text:p>
          </draw:text-box>
        </draw:frame>
        <draw:frame draw:style-name="gr2" draw:text-style-name="P20" draw:layer="layout" svg:width="25.568cm" svg:height="1.072cm" svg:x="0.762cm" svg:y="3.119cm">
          <draw:text-box>
            <text:p><text:span text:style-name="T10">1.</text:span><text:span text:style-name="T4"> Контроллер доступа к формуле.</text:span><text:span text:style-name="T10"> </text:span></text:p>
          </draw:text-box>
        </draw:frame>
        <draw:frame draw:style-name="gr2" draw:text-style-name="P20" draw:layer="layout" svg:width="25.568cm" svg:height="1.072cm" svg:x="0.762cm" svg:y="4.719cm">
          <draw:text-box>
            <text:p><text:span text:style-name="T10">2.</text:span><text:span text:style-name="T4"> Поиск ответных подстановок.</text:span><text:span text:style-name="T10"> </text:span></text:p>
          </draw:text-box>
        </draw:frame>
        <draw:frame draw:style-name="gr2" draw:text-style-name="P20" draw:layer="layout" svg:width="25.568cm" svg:height="1.072cm" svg:x="0.762cm" svg:y="9.019cm">
          <draw:text-box>
            <text:p><text:span text:style-name="T10">8.</text:span><text:span text:style-name="T4"> Супервизор.</text:span><text:span text:style-name="T10"> </text:span></text:p>
          </draw:text-box>
        </draw:frame>
        <draw:frame draw:style-name="gr2" draw:text-style-name="P20" draw:layer="layout" svg:width="25.568cm" svg:height="1.072cm" svg:x="0.762cm" svg:y="6.419cm">
          <draw:text-box>
            <text:p><text:span text:style-name="T10">3.</text:span><text:span text:style-name="T4"> Выборщик стратег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роцедур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Транслятор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иложения и тестирование/Глава 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Библиотека TPTP</text:span></text:p>
          </draw:text-box>
        </draw:frame>
        <draw:frame draw:style-name="gr2" draw:text-style-name="P21" draw:layer="layout" svg:width="25.568cm" svg:height="15.85cm" svg:x="0.594cm" svg:y="3.543cm">
          <draw:text-box>
            <text:p><text:span text:style-name="T4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><text:span text:style-name="T4"><text:s/></text:span></text:p>
            <text:p><text:span text:style-name="T4"/></text:p>
            <text:p><text:span text:style-name="T4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><text:span text:style-name="T4"><text:s/></text:span></text:p>
            <text:p><text:span text:style-name="T4"/></text:p>
            <text:p><text:span text:style-name="T4">Рейтинг. В библиотеку включены лучшие системы АДТ мирового уровня. Если ни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Результаты</text:span></text:p>
          </draw:text-box>
        </draw:frame>
        <draw:frame draw:style-name="gr2" draw:text-style-name="P20" draw:layer="layout" svg:width="25.568cm" svg:height="1.072cm" svg:x="0.594cm" svg:y="2.541cm">
          <draw:text-box>
            <text:p><text:span text:style-name="T10">1.</text:span><text:span text:style-name="T4"> Решены некоторые задачи с рейтингом от 0.5 до 0.62. </text:span><text:span text:style-name="T10"><text:s/></text:span></text:p>
          </draw:text-box>
        </draw:frame>
        <draw:frame draw:style-name="gr2" draw:text-style-name="P20" draw:layer="layout" svg:width="25.568cm" svg:height="1.072cm" svg:x="0.594cm" svg:y="4.441cm">
          <draw:text-box>
            <text:p><text:span text:style-name="T10">2.</text:span><text:span text:style-name="T4"> Достаточно много задач рейтингом от 0.21 до 0.5 </text:span><text:span text:style-name="T10"><text:s/></text:span></text:p>
          </draw:text-box>
        </draw:frame>
        <draw:frame draw:style-name="gr2" draw:text-style-name="P20" draw:layer="layout" svg:width="25.568cm" svg:height="1.072cm" svg:x="0.594cm" svg:y="6.141cm">
          <draw:text-box>
            <text:p><text:span text:style-name="T10">3.</text:span><text:span text:style-name="T4"> Очень много задач с рейтингом меньше 0.21. </text:span><text:span text:style-name="T10"><text:s/></text:span></text:p>
          </draw:text-box>
        </draw:frame>
        <draw:frame draw:style-name="gr2" draw:text-style-name="P20" draw:layer="layout" svg:width="25.568cm" svg:height="1.893cm" svg:x="0.594cm" svg:y="7.541cm">
          <draw:text-box>
            <text:p><text:span text:style-name="T10">4.</text:span><text:span text:style-name="T4"> Хорошие результаты в следующих предметных областях: геометрия, менеджмент, Syntactic, Common sense reasoning</text:span></text:p>
          </draw:text-box>
        </draw:frame>
        <draw:frame draw:style-name="gr2" draw:text-style-name="P20" draw:layer="layout" svg:width="25.568cm" svg:height="1.072cm" svg:x="0.594cm" svg:y="9.942cm">
          <draw:text-box>
            <text:p><text:span text:style-name="T10">5.</text:span><text:span text:style-name="T4"> Для решаемых раннее задач найден минимальный вывод.</text:span></text:p>
          </draw:text-box>
        </draw:frame>
        <draw:frame draw:style-name="gr2" draw:text-style-name="P20" draw:layer="layout" svg:width="25.568cm" svg:height="1.893cm" svg:x="0.594cm" svg:y="11.642cm">
          <draw:text-box>
            <text:p><text:span text:style-name="T10">6.</text:span><text:span text:style-name="T4"> Решаются некоторые очень крупные задачи: тысячи подформул-вопрсов, тысячи атомов, большая глубина.</text:span></text:p>
          </draw:text-box>
        </draw:frame>
        <draw:frame draw:style-name="gr2" draw:text-style-name="P20" draw:layer="layout" svg:width="25.568cm" svg:height="1.893cm" svg:x="0.594cm" svg:y="13.943cm">
          <draw:text-box>
            <text:p><text:span text:style-name="T10">7.</text:span><text:span text:style-name="T4"> Некоторые satisfiable задачи распознаются как satisfiable.</text:span></text:p>
          </draw:text-box>
        </draw:frame>
        <draw:frame draw:style-name="gr2" draw:text-style-name="P20" draw:layer="layout" svg:width="25.568cm" svg:height="1.072cm" svg:x="0.594cm" svg:y="16.144cm">
          <draw:text-box>
            <text:p><text:span text:style-name="T10">8.</text:span><text:span text:style-name="T4"> Вкл/Выкл стратегий наглядно демонстрирует их пользу. </text:span></text:p>
          </draw:text-box>
        </draw:frame>
        <draw:frame draw:style-name="gr2" draw:text-style-name="P20" draw:layer="layout" svg:width="26.584cm" svg:height="1.072cm" svg:x="0.594cm" svg:y="17.944cm">
          <draw:text-box>
            <text:p><text:span text:style-name="T10">9.</text:span><text:span text:style-name="T4"> Выделены классы задач, наиболее подходящие для ПО-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Сравнение</text:span></text:p>
          </draw:text-box>
        </draw:frame>
        <draw:frame draw:style-name="gr2" draw:text-style-name="P20" draw:layer="layout" svg:width="25.568cm" svg:height="4.356cm" svg:x="0.594cm" svg:y="2.541cm">
          <draw:text-box>
            <text:p><text:span text:style-name="T10">1.</text:span><text:span text:style-name="T4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оский рейтинг. </text:span><text:span text:style-name="T10"><text:s/></text:span></text:p>
          </draw:text-box>
        </draw:frame>
        <draw:frame draw:style-name="gr2" draw:text-style-name="P20" draw:layer="layout" svg:width="25.568cm" svg:height="2.714cm" svg:x="0.594cm" svg:y="7.241cm">
          <draw:text-box>
            <text:p><text:span text:style-name="T10">2. </text:span><text:span text:style-name="T4">В простых и средних задачах, как правило разница незначительная с переменным успехом. Выигрыш по времени у просто сильнейших систем. <text:s/></text:span><text:span text:style-name="T10"><text:s/></text:span></text:p>
          </draw:text-box>
        </draw:frame>
        <draw:frame draw:style-name="gr2" draw:text-style-name="P20" draw:layer="layout" svg:width="25.568cm" svg:height="1.072cm" svg:x="0.594cm" svg:y="10.641cm">
          <draw:text-box>
            <text:p><text:span text:style-name="T10">3. </text:span><text:span text:style-name="T4">Выигрываем у многих других систем. </text:span></text:p>
          </draw:text-box>
        </draw:frame>
        <draw:frame draw:style-name="gr2" draw:text-style-name="P20" draw:layer="layout" svg:width="25.568cm" svg:height="2.714cm" svg:x="0.594cm" svg:y="12.541cm">
          <draw:text-box>
            <text:p><text:span text:style-name="T10">4. </text:span><text:span text:style-name="T4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2" draw:text-style-name="P8" draw:layer="layout" svg:width="27.584cm" svg:height="1.237cm" svg:x="0.102cm" svg:y="0.521cm">
          <draw:text-box>
            <text:p><text:span text:style-name="T6">Приложения и тестирование/Статистик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8" draw:layer="layout" svg:width="20.742cm" svg:height="1.237cm" svg:x="0.402cm" svg:y="0.508cm">
          <draw:text-box>
            <text:p><text:span text:style-name="T6">Заключ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5DT21H15M10S</meta:editing-duration>
    <meta:editing-cycles>112</meta:editing-cycles>
    <meta:generator>LibreOffice/3.5$Linux_x86 LibreOffice_project/350m1$Build-2</meta:generator>
    <dc:date>2012-10-18T20:00:32</dc:date>
    <meta:document-statistic meta:object-count="390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10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Обычный" fo:font-size="16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b3b3b3"/>
      <style:text-properties fo:font-family="Ubuntu" style:font-style-name="Полужирный" fo:font-size="16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family="Ubuntu" style:font-style-name="Курсив" fo:font-size="16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width="0.05cm" svg:stroke-color="#b3b3b3"/>
      <style:text-properties fo:font-family="Ubuntu" style:font-style-name="Полужирный" fo:font-size="16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family="Ubuntu" style:font-style-name="Курсив" fo:font-size="16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01cm" svg:height="11.812cm" xlink:href="." xlink:type="simple" chart:class="chart:line" chart:style-name="ch1">
        <chart:legend chart:legend-position="end" svg:x="14.112cm" svg:y="4.813cm" style:legend-expansion="high" chart:style-name="ch2"/>
        <chart:plot-area chart:style-name="ch3" chart:data-source-has-labels="both" svg:x="1.804cm" svg:y="1.079cm" svg:width="12.204cm" svg:height="9.103cm">
          <chartooo:coordinate-region svg:x="2.822cm" svg:y="1.398cm" svg:width="10.867cm" svg:height="7.899cm"/>
          <chart:axis chart:dimension="x" chart:name="primary-x" chart:style-name="ch4" chartooo:axis-type="text">
            <chart:title svg:x="3.954cm" svg:y="10.419cm" chart:style-name="ch5">
              <text:p>number of computation node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7.015cm" chart:style-name="ch7">
              <text:p>time ratio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y 1</text:p>
              </table:table-cell>
              <table:table-cell office:value-type="string">
                <text:p>Strategy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5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
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8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9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